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F000000468D0CD3B16C65281EB.jpg" manifest:media-type="image/jpeg"/>
  <manifest:file-entry manifest:full-path="Pictures/TablePreview1.svm" manifest:media-type=""/>
  <manifest:file-entry manifest:full-path="Pictures/1000000000000B1C000008550F5C5F8DC53B1F0C.jpg" manifest:media-type="image/jpeg"/>
  <manifest:file-entry manifest:full-path="Pictures/TablePreview5.svm" manifest:media-type=""/>
  <manifest:file-entry manifest:full-path="Pictures/10000000000001F4000002EEBAA9CFA9F012AE69.jpg" manifest:media-type="image/jpeg"/>
  <manifest:file-entry manifest:full-path="Pictures/TablePreview6.svm" manifest:media-type=""/>
  <manifest:file-entry manifest:full-path="Pictures/10000000000007D00000053D8FAA2ED6DE3F5C13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w Cen MT" svg:font-family="'Tw Cen MT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ource Han Sans Regular1" svg:font-family="'Source Han Sans Regular'" style:font-pitch="variable"/>
    <style:font-face style:name="Tw Cen MT1" svg:font-family="'Tw Cen MT'" style:font-pitch="variable"/>
    <style:font-face style:name="ＭＳ Ｐゴシック" svg:font-family="'ＭＳ Ｐゴシック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slide_20__2013__20_Red_20_option_20_2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2cm" fo:padding-bottom="0.127cm" fo:padding-left="0cm" fo:padding-right="0.2cm" fo:wrap-option="wrap"/>
    </style:style>
    <style:style style:name="pr10" style:family="presentation" style:parent-style-name="Title_2c__20_Content_20_and_20_Table-notes">
      <style:graphic-properties draw:fill-color="#ffffff" fo:min-height="12.572cm"/>
    </style:style>
    <style:style style:name="co1" style:family="table-column">
      <style:table-column-properties style:column-width="5.843cm" style:use-optimal-column-width="false"/>
    </style:style>
    <style:style style:name="co2" style:family="table-column">
      <style:table-column-properties style:column-width="5.844cm" style:use-optimal-column-width="false"/>
    </style:style>
    <style:style style:name="ro1" style:family="table-row">
      <style:table-row-properties style:row-height="0.907cm"/>
    </style:style>
    <style:style style:name="ce1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border-left="none" fo:border-right="none" fo:border-top="none" fo:border-bottom="0.26pt solid #f05133"/>
    </style:style>
    <style:style style:name="ce2" style:family="table-cell">
      <loext:graphic-properties draw:fill="solid" draw:fill-color="#f5cfcc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3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4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none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Tw Cen MT" style:font-size-complex="1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name-complex="Tw Cen MT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w Cen MT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Tw Cen MT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" style:font-size-complex="24pt" style:font-style-complex="normal" style:font-weight-complex="normal"/>
    </style:style>
    <style:style style:name="T7" style:family="text">
      <style:text-properties fo:font-variant="normal" fo:text-transform="none" fo:color="#e64626" style:text-line-through-style="none" style:text-line-through-type="none" style:text-position="0% 100%" style:font-name="Tw Cen MT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bold" style:font-size-asian="24pt" style:font-style-asian="normal" style:font-weight-asian="bold" style:font-name-complex="Tw Cen MT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name-complex="Tw Cen MT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w Cen MT" fo:font-size="16pt" fo:letter-spacing="normal" fo:font-style="normal" style:text-underline-style="none" fo:font-weight="bold" style:font-size-asian="16pt" style:font-style-asian="normal" style:font-weight-asian="bold" style:font-name-complex="Tw Cen MT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" fo:font-size="16pt" fo:letter-spacing="normal" fo:font-style="normal" style:text-underline-style="none" fo:font-weight="normal" style:font-size-asian="16pt" style:font-style-asian="normal" style:font-weight-asian="normal" style:font-name-complex="Tw Cen MT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64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&#10;Presentation sub-title&#10;" draw:style-name="dp1" draw:master-page-name="Title_20_slide_20__2013__20_Red_20_option_20_2">
        <draw:frame draw:name="Title 1" presentation:style-name="pr1" draw:text-style-name="P2" draw:layer="layout" svg:width="10.968cm" svg:height="4.342cm" svg:x="1.061cm" svg:y="4.993cm" presentation:class="title" presentation:user-transformed="true">
          <draw:text-box>
            <text:p text:style-name="P1"><text:span text:style-name="T1">Large Scale Probabilistic and Multi-output Benthic Habitat Mapping</text:span><text:span text:style-name="T2"><text:line-break/></text:span><text:span text:style-name="T3">Honours Thesis</text:span><text:span text:style-name="T4"><text:line-break/></text:span><text:span text:style-name="T4"/></text:p>
          </draw:text-box>
        </draw:frame>
        <draw:frame draw:name="Text Placeholder 2" presentation:style-name="pr2" draw:text-style-name="P4" draw:layer="layout" svg:width="11.01cm" svg:height="2.367cm" svg:x="1.019cm" svg:y="9.736cm" presentation:class="outline" presentation:user-transformed="true">
          <draw:text-box>
            <text:p text:style-name="P3"><text:span text:style-name="T5">Presented by</text:span></text:p>
            <text:p text:style-name="P3"><text:span text:style-name="T6">Justin Ting, School of Enginnering and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n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8">Sub-heading bold… 24pt</text:span></text:p>
            <text:p text:style-name="P6"><text:span text:style-name="T9">Body copy… 24pt</text:span></text:p>
            <text:list text:style-name="L4">
              <text:list-item>
                <text:p text:style-name="P6"><text:span text:style-name="T9">Bullet point… 24pt</text:span></text:p>
              </text:list-item>
              <text:list-item>
                <text:p text:style-name="P6"><text:span text:style-name="T9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Heading 1</text:span></text:p>
              </table:table-cell>
              <table:table-cell>
                <text:p text:style-name="P8"><text:span text:style-name="T10">Heading 2</text:span></text:p>
              </table:table-cell>
              <table:table-cell>
                <text:p text:style-name="P8"><text:span text:style-name="T10">Heading 3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Body copy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lated Literatur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8">Sub-heading bold… 24pt</text:span></text:p>
            <text:p text:style-name="P6"><text:span text:style-name="T9">Body copy… 24pt</text:span></text:p>
            <text:list text:style-name="L4">
              <text:list-item>
                <text:p text:style-name="P6"><text:span text:style-name="T9">Bullet point… 24pt</text:span></text:p>
              </text:list-item>
              <text:list-item>
                <text:p text:style-name="P6"><text:span text:style-name="T9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Heading 1</text:span></text:p>
              </table:table-cell>
              <table:table-cell>
                <text:p text:style-name="P8"><text:span text:style-name="T10">Heading 2</text:span></text:p>
              </table:table-cell>
              <table:table-cell>
                <text:p text:style-name="P8"><text:span text:style-name="T10">Heading 3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Body copy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Approach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8">Sub-heading bold… 24pt</text:span></text:p>
            <text:p text:style-name="P6"><text:span text:style-name="T9">Body copy… 24pt</text:span></text:p>
            <text:list text:style-name="L4">
              <text:list-item>
                <text:p text:style-name="P6"><text:span text:style-name="T9">Bullet point… 24pt</text:span></text:p>
              </text:list-item>
              <text:list-item>
                <text:p text:style-name="P6"><text:span text:style-name="T9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Heading 1</text:span></text:p>
              </table:table-cell>
              <table:table-cell>
                <text:p text:style-name="P8"><text:span text:style-name="T10">Heading 2</text:span></text:p>
              </table:table-cell>
              <table:table-cell>
                <text:p text:style-name="P8"><text:span text:style-name="T10">Heading 3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Body copy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Discussion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8">Sub-heading bold… 24pt</text:span></text:p>
            <text:p text:style-name="P6"><text:span text:style-name="T9">Body copy… 24pt</text:span></text:p>
            <text:list text:style-name="L4">
              <text:list-item>
                <text:p text:style-name="P6"><text:span text:style-name="T9">Bullet point… 24pt</text:span></text:p>
              </text:list-item>
              <text:list-item>
                <text:p text:style-name="P6"><text:span text:style-name="T9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Heading 1</text:span></text:p>
              </table:table-cell>
              <table:table-cell>
                <text:p text:style-name="P8"><text:span text:style-name="T10">Heading 2</text:span></text:p>
              </table:table-cell>
              <table:table-cell>
                <text:p text:style-name="P8"><text:span text:style-name="T10">Heading 3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Body copy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Conclusion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8">Sub-heading bold… 24pt</text:span></text:p>
            <text:p text:style-name="P6"><text:span text:style-name="T9">Body copy… 24pt</text:span></text:p>
            <text:list text:style-name="L4">
              <text:list-item>
                <text:p text:style-name="P6"><text:span text:style-name="T9">Bullet point… 24pt</text:span></text:p>
              </text:list-item>
              <text:list-item>
                <text:p text:style-name="P6"><text:span text:style-name="T9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Heading 1</text:span></text:p>
              </table:table-cell>
              <table:table-cell>
                <text:p text:style-name="P8"><text:span text:style-name="T10">Heading 2</text:span></text:p>
              </table:table-cell>
              <table:table-cell>
                <text:p text:style-name="P8"><text:span text:style-name="T10">Heading 3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Body copy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Template – size 28 heading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8">Sub-heading bold… 24pt</text:span></text:p>
            <text:p text:style-name="P6"><text:span text:style-name="T9">Body copy… 24pt</text:span></text:p>
            <text:list text:style-name="L4">
              <text:list-item>
                <text:p text:style-name="P6"><text:span text:style-name="T9">Bullet point… 24pt</text:span></text:p>
              </text:list-item>
              <text:list-item>
                <text:p text:style-name="P6"><text:span text:style-name="T9">Bullet point</text:span></text:p>
              </text:list-item>
            </text:list>
          </draw:text-box>
        </draw:frame>
        <draw:frame draw:name="Table 3" draw:style-name="standard" draw:layer="layout" svg:width="17.529cm" svg:height="4.654cm" svg:x="1.27cm" svg:y="9.64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Heading 1</text:span></text:p>
              </table:table-cell>
              <table:table-cell>
                <text:p text:style-name="P8"><text:span text:style-name="T10">Heading 2</text:span></text:p>
              </table:table-cell>
              <table:table-cell>
                <text:p text:style-name="P8"><text:span text:style-name="T10">Heading 3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Body copy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7"><text:span text:style-name="T11">xxx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_20_and_20_Table">
        <draw:frame draw:name="Chart 5" draw:style-name="gr2" draw:text-style-name="P9" draw:layer="layout" svg:width="11.641cm" svg:height="11.475cm" svg:x="1.27cm" svg:y="3.7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le 5" presentation:style-name="pr7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Slide title… 28pt font size</text:span></text:p>
          </draw:text-box>
        </draw:frame>
        <draw:frame draw:name="Text Placeholder 1" presentation:style-name="pr8" draw:text-style-name="P4" draw:layer="layout" svg:width="11.217cm" svg:height="12.571cm" svg:x="12.912cm" svg:y="3.778cm" presentation:class="outline" presentation:user-transformed="true">
          <draw:text-box>
            <text:p text:style-name="P3"><text:span text:style-name="T6">Please use this graph to ensure the colour theme is consistent.</text:span></text:p>
          </draw:text-box>
        </draw:frame>
        <draw:frame draw:name="Text Placeholder 2" presentation:style-name="pr9" draw:text-style-name="P11" draw:layer="layout" svg:width="11.217cm" svg:height="1.492cm" svg:x="1.27cm" svg:y="15.253cm" presentation:class="outline" presentation:user-transformed="true">
          <draw:text-box>
            <text:p text:style-name="P10"><text:span text:style-name="T12">Place caption here if requi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w Cen MT" svg:font-family="'Tw Cen MT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ource Han Sans Regular1" svg:font-family="'Source Han Sans Regular'" style:font-pitch="variable"/>
    <style:font-face style:name="Tw Cen MT1" svg:font-family="'Tw Cen MT'" style:font-pitch="variable"/>
    <style:font-face style:name="ＭＳ Ｐゴシック" svg:font-family="'ＭＳ Ｐゴシック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fill-image draw:name="msFillBitmap_20_1" draw:display-name="msFillBitmap 1" xlink:href="Pictures/10000000000002F000000468D0CD3B16C65281E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_2013__20_Red_20_option_20_2-background" style:display-name="Title slide – Red option 2-background" style:family="presentation">
      <style:graphic-properties draw:stroke="none" draw:fill="solid" draw:fill-color="#ffffff"/>
      <style:text-properties style:letter-kerning="true"/>
    </style:style>
    <style:style style:name="Title_20_slide_20__2013__20_Red_20_option_20_2-backgroundobjects" style:display-name="Title slide – Red optio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2013__20_Red_20_option_20_2-notes" style:display-name="Title slide – Red op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1" style:display-name="Title slide – Red option 2-outline1" style:family="presentation">
      <style:graphic-properties draw:stroke="none" draw:fill="none" draw:auto-grow-height="false" draw:fit-to-size="shrink-to-fit">
        <text:list-style style:name="Title_20_slide_20__2013__20_Red_20_option_20_2-outline1" style:display-name="Title slide – Red 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2" style:display-name="Title slide – Red option 2-outline2" style:family="presentation" style:parent-style-name="Title_20_slide_20__2013__20_Red_20_option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slide_20__2013__20_Red_20_option_20_2-outline3" style:display-name="Title slide – Red option 2-outline3" style:family="presentation" style:parent-style-name="Title_20_slide_20__2013__20_Red_20_option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slide_20__2013__20_Red_20_option_20_2-outline4" style:display-name="Title slide – Red option 2-outline4" style:family="presentation" style:parent-style-name="Title_20_slide_20__2013__20_Red_20_option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slide_20__2013__20_Red_20_option_20_2-outline5" style:display-name="Title slide – Red option 2-outline5" style:family="presentation" style:parent-style-name="Title_20_slide_20__2013__20_Red_20_option_20_2-outline4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6" style:display-name="Title slide – Red option 2-outline6" style:family="presentation" style:parent-style-name="Title_20_slide_20__2013__20_Red_20_option_20_2-outline5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7" style:display-name="Title slide – Red option 2-outline7" style:family="presentation" style:parent-style-name="Title_20_slide_20__2013__20_Red_20_option_20_2-outline6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8" style:display-name="Title slide – Red option 2-outline8" style:family="presentation" style:parent-style-name="Title_20_slide_20__2013__20_Red_20_option_20_2-outline7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9" style:display-name="Title slide – Red option 2-outline9" style:family="presentation" style:parent-style-name="Title_20_slide_20__2013__20_Red_20_option_20_2-outline8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subtitle" style:display-name="Title slide – Red option 2-subtitle" style:family="presentation">
      <style:graphic-properties draw:stroke="none" draw:fill="none" draw:textarea-vertical-align="middle">
        <text:list-style style:name="Title_20_slide_20__2013__20_Red_20_option_20_2-subtitle" style:display-name="Title slide – Red op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title" style:display-name="Title slide – Red option 2-title" style:family="presentation">
      <style:graphic-properties draw:stroke="none" draw:fill="none" draw:textarea-vertical-align="middle">
        <text:list-style style:name="Title_20_slide_20__2013__20_Red_20_option_20_2-title" style:display-name="Title slide – Red op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background" style:display-name="Title, Content and Table-background" style:family="presentation">
      <style:graphic-properties draw:stroke="none" draw:fill="solid" draw:fill-color="#ffffff"/>
      <style:text-properties style:letter-kerning="true"/>
    </style:style>
    <style:style style:name="Title_2c__20_Content_20_and_20_Table-backgroundobjects" style:display-name="Title, Conten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and_20_Table-notes" style:display-name="Title, Conten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1" style:display-name="Title, Content and Table-outline1" style:family="presentation">
      <style:graphic-properties draw:stroke="none" draw:fill="none" draw:auto-grow-height="false" draw:fit-to-size="shrink-to-fit">
        <text:list-style style:name="Title_2c__20_Content_20_and_20_Table-outline1" style:display-name="Title, Conten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2" style:display-name="Title, Content and Table-outline2" style:family="presentation" style:parent-style-name="Title_2c__20_Content_20_and_20_Tab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c__20_Content_20_and_20_Table-outline3" style:display-name="Title, Content and Table-outline3" style:family="presentation" style:parent-style-name="Title_2c__20_Content_20_and_20_Tab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c__20_Content_20_and_20_Table-outline4" style:display-name="Title, Content and Table-outline4" style:family="presentation" style:parent-style-name="Title_2c__20_Content_20_and_20_Tab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" style:font-family-complex="'Tw Cen MT'" style:font-size-complex="20pt" style:font-style-complex="normal" style:font-weight-complex="normal"/>
    </style:style>
    <style:style style:name="Title_2c__20_Content_20_and_20_Table-outline5" style:display-name="Title, Content and Table-outline5" style:family="presentation" style:parent-style-name="Title_2c__20_Content_20_and_20_Table-outline4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6" style:display-name="Title, Content and Table-outline6" style:family="presentation" style:parent-style-name="Title_2c__20_Content_20_and_20_Table-outline5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7" style:display-name="Title, Content and Table-outline7" style:family="presentation" style:parent-style-name="Title_2c__20_Content_20_and_20_Table-outline6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8" style:display-name="Title, Content and Table-outline8" style:family="presentation" style:parent-style-name="Title_2c__20_Content_20_and_20_Table-outline7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9" style:display-name="Title, Content and Table-outline9" style:family="presentation" style:parent-style-name="Title_2c__20_Content_20_and_20_Table-outline8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subtitle" style:display-name="Title, Content and Table-subtitle" style:family="presentation">
      <style:graphic-properties draw:stroke="none" draw:fill="none" draw:textarea-vertical-align="middle">
        <text:list-style style:name="Title_2c__20_Content_20_and_20_Table-subtitle" style:display-name="Title, Conten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title" style:display-name="Title, Content and Table-title" style:family="presentation">
      <style:graphic-properties draw:stroke="none" draw:fill="none" draw:textarea-vertical-align="middle">
        <text:list-style style:name="Title_2c__20_Content_20_and_20_Table-title" style:display-name="Title, Conten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bitmap" draw:fill-image-name="msFillBitmap_20_1" style:repeat="stretch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421cm, 0cm, 14.858cm)" draw:image-opacity="100%" style:mirror="none"/>
    </style:style>
    <style:style style:name="M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_20__2013__20_Red_20_option_20_2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_20__2013__20_Red_20_option_20_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c__20_Content_20_and_20_Table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c__20_Content_20_and_20_Tabl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1.049cm" fo:padding-top="0.2cm" fo:padding-bottom="0.127cm" fo:padding-left="0cm" fo:padding-right="0.2cm" fo:wrap-option="wrap"/>
    </style:style>
    <style:style style:name="Mpr13" style:family="presentation" style:parent-style-name="Title_2c__20_Content_20_and_20_Tabl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_20_and_20_Tab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text-align="start"/>
      <style:text-properties fo:font-size="16pt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/>
    </style:style>
    <style:style style:name="MP14" style:family="paragraph">
      <style:paragraph-properties fo:margin-left="1.27cm" fo:margin-right="0cm" fo:margin-top="0.113cm" fo:margin-bottom="0cm" fo:text-align="start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margin-top="0.113cm" fo:margin-bottom="0cm" fo:text-align="start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text-align="start"/>
      <style:text-properties fo:font-size="24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text-align="start"/>
      <style:text-properties fo:font-size="9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P23" style:family="paragraph">
      <style:paragraph-properties fo:text-align="start"/>
      <style:text-properties fo:font-size="11pt"/>
    </style:style>
    <style:style style:name="MP24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1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w Cen MT" fo:font-size="9pt" fo:letter-spacing="normal" fo:font-style="normal" style:text-underline-style="none" fo:font-weight="normal" style:font-size-asian="9pt" style:font-style-asian="normal" style:font-weight-asian="normal" style:font-name-complex="Tw Cen MT" style:font-size-complex="9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w Cen MT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w Cen MT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Tw Cen MT" style:font-size-complex="16pt" style:font-style-complex="normal" style:font-weight-complex="normal"/>
    </style:style>
    <style:style style:name="MT4" style:family="text">
      <style:text-properties fo:font-variant="normal" fo:text-transform="none" fo:color="#e64626" style:text-line-through-style="none" style:text-line-through-type="none" style:text-position="0% 100%" style:font-name="Tw Cen MT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" style:font-size-complex="2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Tw Cen MT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e64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'Lucida Grande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'Lucida Grande'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_20__2013__20_Red_20_option_20_2" style:display-name="Title slide – Red option 2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1">The University of Sydne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1">Pag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8" draw:layer="backgroundobjects" svg:width="25.399cm" svg:height="19.049cm" svg:x="0cm" svg:y="0cm">
        <draw:image xlink:href="Pictures/1000000000000B1C000008550F5C5F8DC53B1F0C.jpg" xlink:type="simple" xlink:show="embed" xlink:actuate="onLoad">
          <text:p/>
        </draw:image>
      </draw:frame>
      <draw:frame draw:name="Picture 6" draw:style-name="Mgr5" draw:text-style-name="MP9" draw:layer="backgroundobjects" svg:width="12.726cm" svg:height="19.089cm" svg:x="12.698cm" svg:y="0cm">
        <draw:image xlink:href="Pictures/10000000000001F4000002EEBAA9CFA9F012AE69.jpg" xlink:type="simple" xlink:show="embed" xlink:actuate="onLoad">
          <text:p/>
        </draw:image>
      </draw:frame>
      <draw:frame draw:name="Picture 1" draw:style-name="Mgr6" draw:text-style-name="MP8" draw:layer="backgroundobjects" svg:width="12.726cm" svg:height="19.099cm" svg:x="12.698cm" svg:y="0cm">
        <draw:image xlink:href="Pictures/10000000000007D00000053D8FAA2ED6DE3F5C13.jpg" xlink:type="simple" xlink:show="embed" xlink:actuate="onLoad">
          <text:p/>
        </draw:image>
      </draw:frame>
      <draw:frame draw:name="Title 8" presentation:style-name="Mpr1" draw:text-style-name="MP11" draw:layer="backgroundobjects" svg:width="10.968cm" svg:height="3.674cm" svg:x="1.061cm" svg:y="4.993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Text Placeholder 4" presentation:style-name="Mpr2" draw:text-style-name="MP16" draw:layer="backgroundobjects" svg:width="11.01cm" svg:height="2.367cm" svg:x="1.019cm" svg:y="9.336cm" presentation:class="outline" presentation:user-transformed="true">
        <draw:text-box>
          <text:list text:style-name="ML4">
            <text:list-item>
              <text:p text:style-name="MP12"><text:span text:style-name="MT3">Click to edit the outline text format</text:span></text:p>
              <text:list>
                <text:list-item>
                  <text:p text:style-name="MP12"><text:span text:style-name="MT3">Second Outline Level</text:span></text:p>
                  <text:list>
                    <text:list-item>
                      <text:p text:style-name="MP12"><text:span text:style-name="MT3">Third Outline Level</text:span></text:p>
                      <text:list>
                        <text:list-item>
                          <text:p text:style-name="MP12"><text:span text:style-name="MT3">Fourth Outline Level</text:span></text:p>
                          <text:list>
                            <text:list-item>
                              <text:p text:style-name="MP12"><text:span text:style-name="MT3">Fifth Outline Level</text:span></text:p>
                              <text:list>
                                <text:list-item>
                                  <text:p text:style-name="MP12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3">Seventh Outline LevelClick to edit Master text styles</text:span></text:p>
          <text:p text:style-name="MP14"><text:span text:style-name="MT3">Second level</text:span></text:p>
          <text:p text:style-name="MP15"><text:span text:style-name="MT3">Third level</text:span></text:p>
        </draw:text-box>
      </draw:frame>
      <presentation:notes style:page-layout-name="PM0">
        <draw:page-thumbnail presentation:style-name="Title_20_slide_20__2013__20_Red_20_option_20_2-title" draw:layer="backgroundobjects" svg:width="13.968cm" svg:height="10.476cm" svg:x="3.81cm" svg:y="2.123cm" presentation:class="page"/>
        <draw:frame presentation:style-name="Title_20_slide_20__2013__20_Red_20_option_20_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1">The University of Sydne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1">Pag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20" draw:layer="backgroundobjects" svg:width="22.859cm" svg:height="13.241cm" svg:x="1.27cm" svg:y="3.775cm" presentation:class="outline" presentation:user-transformed="true">
        <draw:text-box>
          <text:list text:style-name="ML4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5">Seventh Outline Level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19"><text:span text:style-name="MT6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_20_and_20_Table" style:display-name="Title, Content and Table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1">The University of Sydne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1">Pag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able Placeholder 4" presentation:style-name="Mpr9" draw:text-style-name="MP6" draw:layer="backgroundobjects" svg:width="11.217cm" svg:height="11.473cm" svg:x="1.27cm" svg:y="3.779cm" presentation:class="outline" presentation:user-transformed="true">
        <draw:text-box>
          <text:list text:style-name="ML4">
            <text:list-item>
              <text:p text:style-name="MP21"><text:span text:style-name="MT1">Click to edit the outline text format</text:span></text:p>
              <text:list>
                <text:list-item>
                  <text:p text:style-name="MP21"><text:span text:style-name="MT1">Second Outline Level</text:span></text:p>
                  <text:list>
                    <text:list-item>
                      <text:p text:style-name="MP21"><text:span text:style-name="MT1">Third Outline Level</text:span></text:p>
                      <text:list>
                        <text:list-item>
                          <text:p text:style-name="MP21"><text:span text:style-name="MT1">Fourth Outline Level</text:span></text:p>
                          <text:list>
                            <text:list-item>
                              <text:p text:style-name="MP21"><text:span text:style-name="MT1">Fifth Outline Level</text:span></text:p>
                              <text:list>
                                <text:list-item>
                                  <text:p text:style-name="MP21"><text:span text:style-name="M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1">Seventh Outline LevelClick icon to add table</text:span></text:p>
        </draw:text-box>
      </draw:frame>
      <draw:frame draw:name="Title 1" presentation:style-name="Mpr10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3" presentation:style-name="Mpr11" draw:text-style-name="MP20" draw:layer="backgroundobjects" svg:width="11.217cm" svg:height="12.571cm" svg:x="12.912cm" svg:y="3.778cm" presentation:class="outline" presentation:user-transformed="true">
        <draw:text-box>
          <text:list text:style-name="ML4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5">Seventh Outline LevelClick to edit Master text styles</text:span></text:p>
            </text:list-item>
          </text:list>
          <text:list text:style-name="ML14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18"><text:span text:style-name="MT5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5" draw:layer="backgroundobjects" svg:width="11.217cm" svg:height="1.492cm" svg:x="1.27cm" svg:y="15.253cm" presentation:class="outline" presentation:user-transformed="true">
        <draw:text-box>
          <text:list text:style-name="ML4">
            <text:list-item>
              <text:p text:style-name="MP23"><text:span text:style-name="MT7">Click to edit the outline text format</text:span></text:p>
              <text:list>
                <text:list-item>
                  <text:p text:style-name="MP23"><text:span text:style-name="MT7">Second Outline Level</text:span></text:p>
                  <text:list>
                    <text:list-item>
                      <text:p text:style-name="MP23"><text:span text:style-name="MT7">Third Outline Level</text:span></text:p>
                      <text:list>
                        <text:list-item>
                          <text:p text:style-name="MP23"><text:span text:style-name="MT7">Fourth Outline Level</text:span></text:p>
                          <text:list>
                            <text:list-item>
                              <text:p text:style-name="MP23"><text:span text:style-name="MT7">Fifth Outline Level</text:span></text:p>
                              <text:list>
                                <text:list-item>
                                  <text:p text:style-name="MP2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Click to edit Master text styles</text:span></text:p>
          <text:list text:style-name="ML16">
            <text:list-item>
              <text:list>
                <text:list-item>
                  <text:p text:style-name="MP24"><text:span text:style-name="MT7">Second level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24"><text:span text:style-name="MT7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20_and_20_Table-title" draw:layer="backgroundobjects" svg:width="13.968cm" svg:height="10.476cm" svg:x="3.81cm" svg:y="2.123cm" presentation:class="page"/>
        <draw:frame presentation:style-name="Title_2c__20_Content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20</meta:editing-cycles>
    <meta:print-date>2015-06-26T01:12:18</meta:print-date>
    <meta:creation-date>2016-11-02T17:17:30.101807768</meta:creation-date>
    <dc:date>2016-11-02T18:48:24.099583345</dc:date>
    <meta:editing-duration>P1DT12H13M39S</meta:editing-duration>
    <meta:generator>LibreOffice/5.2.2.2.0$Linux_X86_64 LibreOffice_project/20m0$Build-2</meta:generator>
    <meta:document-statistic meta:object-count="85"/>
    <meta:user-defined meta:name="AppVersion">14.0000</meta:user-defined>
    <meta:user-defined meta:name="Company">Fuji Xerox Austral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64626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f8025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ffb800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c923e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496db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0148a4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c908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1.642cm" svg:height="11.476cm" xlink:href="." xlink:type="simple" chart:class="chart:bar" chart:style-name="ch1">
        <chart:legend chart:legend-position="end" svg:x="8.646cm" svg:y="3.957cm" style:legend-expansion="high" chart:style-name="ch2"/>
        <chart:plot-area chart:style-name="ch3" chart:data-source-has-labels="both" svg:x="0.232cm" svg:y="0.229cm" svg:width="8.182cm" svg:height="11.018cm">
          <chartooo:coordinate-region svg:x="1.144cm" svg:y="0.468cm" svg:width="7.27cm" svg:height="10.0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series chart:style-name="ch11" chart:values-cell-range-address="local-table.$F$2:.$F$4" chart:label-cell-address="local-table.$F$1" chart:class="chart:bar">
            <chart:data-point chart:repeated="3"/>
          </chart:series>
          <chart:series chart:style-name="ch12" chart:values-cell-range-address="local-table.$G$2:.$G$4" chart:label-cell-address="local-table.$G$1" chart:class="chart:bar">
            <chart:data-point chart:repeated="3"/>
          </chart:series>
          <chart:series chart:style-name="ch13" chart:values-cell-range-address="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egory 1</text:p>
              </table:table-cell>
              <table:table-cell office:value-type="string">
                <text:p>Category 2</text:p>
              </table:table-cell>
              <table:table-cell office:value-type="string">
                <text:p>Category 3</text:p>
              </table:table-cell>
              <table:table-cell office:value-type="string">
                <text:p>Category 4</text:p>
              </table:table-cell>
              <table:table-cell office:value-type="string">
                <text:p>Category 5</text:p>
              </table:table-cell>
              <table:table-cell office:value-type="string">
                <text:p>Category 6</text:p>
              </table:table-cell>
            </table:table-row>
          </table:table-header-rows>
          <table:table-rows>
            <table:table-row>
              <table:table-cell office:value-type="string">
                <text:p>Series 1</text:p>
              </table:table-cell>
              <table:table-cell office:value-type="float" office:value="4.3">
                <text:p>4.3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2</text:p>
              </table:table-cell>
              <table:table-cell office:value-type="float" office:value="2.4">
                <text:p>2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